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26.41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3.02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66.99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40.3mm"/>
    </style:style>
    <style:style style:name="co20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/>
    <style:style style:name="ce17" style:family="table-cell" style:parent-style-name="Default" style:data-style-name="N0"/>
    <style:style style:name="ce8" style:family="table-cell" style:parent-style-name="Default" style:data-style-name="N100">
      <style:table-cell-properties fo:background-color="#89c765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f37b70"/>
      <style:text-properties fo:color="#000000"/>
    </style:style>
    <style:style style:name="ce11" style:family="table-cell" style:parent-style-name="Default">
      <style:table-cell-properties fo:background-color="#f04e4d"/>
      <style:text-properties fo:color="#000000"/>
    </style:style>
    <style:style style:name="ce12" style:family="table-cell" style:parent-style-name="Default">
      <style:table-cell-properties fo:background-color="#f04e4d"/>
    </style:style>
    <style:style style:name="ce1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rk-check-driver-memory" table:style-name="ta1">
        <table:shapes>
          <draw:frame draw:z-index="0" draw:style-name="gr1" draw:text-style-name="P1" svg:width="159.99mm" svg:height="89.99mm" svg:x="23.58mm" svg:y="280.95mm">
            <draw:object draw:notify-on-update-of-ranges="'Spark-check-driver-memory'.C2:'Spark-check-driver-memory'.C22 'Spark-check-driver-memory'.G2:'Spark-check-driver-memory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2" table:default-cell-style-name="ce18"/>
        <table:table-column table:style-name="co4" table:default-cell-style-name="ce18"/>
        <table:table-column table:style-name="co1" table:number-columns-repeated="1017" table:default-cell-style-name="ce18"/>
        <table:table-row table:style-name="ro1">
          <table:table-cell office:value-type="string" calcext:value-type="string">
            <text:p>Période 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/>
          <table:table-cell office:value-type="string" calcext:value-type="string">
            <text:p>Période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table:number-columns-repeated="2"/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7 à 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EDIAN([.G9:.G22])/60" office:value-type="float" office:value="11.4166666666667" calcext:value-type="float">
            <text:p>11.416666666666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local-vs-local-all-core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6" table:default-cell-style-name="ce18"/>
        <table:table-column table:style-name="co9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E2:.I2])" office:value-type="float" office:value="301" calcext:value-type="float">
            <text:p>301</text:p>
          </table:table-cell>
          <table:table-cell table:formula="of:=MEDIAN([.E2:.I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E3:.I3])" office:value-type="float" office:value="645" calcext:value-type="float">
            <text:p>645</text:p>
          </table:table-cell>
          <table:table-cell table:formula="of:=MEDIAN([.E3:.I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E4:.I4])" office:value-type="float" office:value="984" calcext:value-type="float">
            <text:p>984</text:p>
          </table:table-cell>
          <table:table-cell table:formula="of:=MEDIAN([.E4:.I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E5:.I5])" office:value-type="float" office:value="1162" calcext:value-type="float">
            <text:p>1162</text:p>
          </table:table-cell>
          <table:table-cell table:formula="of:=MEDIAN([.E5:.I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E17:.I17])" office:value-type="float" office:value="274" calcext:value-type="float">
            <text:p>274</text:p>
          </table:table-cell>
          <table:table-cell table:formula="of:=MEDIAN([.E17:.I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E18:.I18])" office:value-type="float" office:value="711" calcext:value-type="float">
            <text:p>711</text:p>
          </table:table-cell>
          <table:table-cell table:formula="of:=MEDIAN([.E18:.I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E19:.I19])" office:value-type="float" office:value="1042" calcext:value-type="float">
            <text:p>1042</text:p>
          </table:table-cell>
          <table:table-cell table:formula="of:=MEDIAN([.E19:.I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2"/>
          <table:table-cell table:style-name="ce20" office:value-type="string" calcext:value-type="string">
            <text:p>local[*]</text:p>
          </table:table-cell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E20:.I20])" office:value-type="float" office:value="1047.5" calcext:value-type="float">
            <text:p>1047.5</text:p>
          </table:table-cell>
          <table:table-cell table:formula="of:=MEDIAN([.E20:.I20])/60" office:value-type="float" office:value="17.4583333333333" calcext:value-type="float">
            <text:p>17.4583333333333</text:p>
          </table:table-cell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7/02/2018 – 11/02/201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21:.I21])" office:value-type="float" office:value="1228" calcext:value-type="float">
            <text:p>1228</text:p>
          </table:table-cell>
          <table:table-cell table:formula="of:=MEDIAN([.E21:.I21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2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on-local-30G" table:style-name="ta1">
        <table:table-column table:style-name="co10" table:default-cell-style-name="ce18"/>
        <table:table-column table:style-name="co1" table:number-columns-repeated="6" table:default-cell-style-name="ce18"/>
        <table:table-column table:style-name="co11" table:default-cell-style-name="ce18"/>
        <table:table-column table:style-name="co1" table:number-columns-repeated="1016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ediane (min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07/02/2018 – 07/02/2018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" table:style-name="ta1">
        <table:shapes>
          <draw:frame draw:z-index="0" draw:style-name="gr1" draw:text-style-name="P1" svg:width="159.99mm" svg:height="89.99mm" svg:x="39.24mm" svg:y="140.98mm">
            <draw:object draw:notify-on-update-of-ranges="mongodb.B2:mongodb.B7 mongodb.J2:mongodb.J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default-cell-style-name="ce18"/>
        <table:table-column table:style-name="co13" table:default-cell-style-name="ce18"/>
        <table:table-column table:style-name="co1" table:number-columns-repeated="7" table:default-cell-style-name="ce18"/>
        <table:table-column table:style-name="co14" table:number-columns-repeated="2" table:default-cell-style-name="ce18"/>
        <table:table-column table:style-name="co1" table:number-columns-repeated="1013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Taille 2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median (arrondi)</text:p>
          </table:table-cell>
          <table:table-cell office:value-type="string" calcext:value-type="string">
            <text:p>Mediane minute</text:p>
          </table:table-cell>
          <table:table-cell office:value-type="string" calcext:value-type="string">
            <text:p>différenc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cart typ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arrondi taill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table:style-name="ce5" office:value-type="float" office:value="1028343572" calcext:value-type="float">
            <text:p>1.03E+09</text:p>
          </table:table-cell>
          <table:table-cell table:style-name="ce6" office:value-type="float" office:value="1028343572" calcext:value-type="float">
            <text:p>1028343572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742.521" calcext:value-type="float">
            <text:p>742.521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2" calcext:value-type="float">
            <text:p>741.822</text:p>
          </table:table-cell>
          <table:table-cell table:formula="of:=MEDIAN([.D2:.H2])" office:value-type="float" office:value="746.25" calcext:value-type="float">
            <text:p>746.25</text:p>
          </table:table-cell>
          <table:table-cell table:formula="of:=ROUND([.I2];2)" office:value-type="float" office:value="746.25" calcext:value-type="float">
            <text:p>746.25</text:p>
          </table:table-cell>
          <table:table-cell table:formula="of:=[.J2]/60" office:value-type="float" office:value="12.4375" calcext:value-type="float">
            <text:p>12.4375</text:p>
          </table:table-cell>
          <table:table-cell table:number-columns-repeated="2"/>
          <table:table-cell table:formula="of:=STDEV([.D2:.H2])" office:value-type="float" office:value="3.52760631306841" calcext:value-type="float">
            <text:p>3.52760631306841</text:p>
          </table:table-cell>
          <table:table-cell table:formula="of:=VAR([.D2:.H2])" office:value-type="float" office:value="12.4440063000001" calcext:value-type="float">
            <text:p>12.4440063000001</text:p>
          </table:table-cell>
          <table:table-cell table:style-name="ce5"/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7/02/2018 – 08/02/18 </text:p>
          </table:table-cell>
          <table:table-cell table:style-name="ce5" office:value-type="float" office:value="2055167238" calcext:value-type="float">
            <text:p>2.06E+09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1519.325" calcext:value-type="float">
            <text:p>1519.325</text:p>
          </table:table-cell>
          <table:table-cell office:value-type="float" office:value="1540.669" calcext:value-type="float">
            <text:p>1540.669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7" calcext:value-type="float">
            <text:p>1505.337</text:p>
          </table:table-cell>
          <table:table-cell office:value-type="float" office:value="1511.928" calcext:value-type="float">
            <text:p>1511.928</text:p>
          </table:table-cell>
          <table:table-cell table:formula="of:=MEDIAN([.D3:.H3])" office:value-type="float" office:value="1519.325" calcext:value-type="float">
            <text:p>1519.325</text:p>
          </table:table-cell>
          <table:table-cell table:formula="of:=ROUND([.I3];2)" office:value-type="float" office:value="1519.33" calcext:value-type="float">
            <text:p>1519.33</text:p>
          </table:table-cell>
          <table:table-cell table:formula="of:=[.J3]/60" office:value-type="float" office:value="25.3221666666667" calcext:value-type="float">
            <text:p>25.3221666666667</text:p>
          </table:table-cell>
          <table:table-cell table:formula="of:=[.J3] - [.J2]" office:value-type="float" office:value="773.08" calcext:value-type="float">
            <text:p>773.08</text:p>
          </table:table-cell>
          <table:table-cell table:formula="of:=[.J3]/[.J2]" office:value-type="float" office:value="2.03595309882747" calcext:value-type="float">
            <text:p>2.03595309882747</text:p>
          </table:table-cell>
          <table:table-cell table:formula="of:=STDEV([.D3:.H3])" office:value-type="float" office:value="23.2864711517224" calcext:value-type="float">
            <text:p>23.2864711517224</text:p>
          </table:table-cell>
          <table:table-cell table:formula="of:=VAR([.D3:.H3])" office:value-type="float" office:value="542.259738699998" calcext:value-type="float">
            <text:p>542.2597386999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09/02/18 </text:p>
          </table:table-cell>
          <table:table-cell table:style-name="ce5" office:value-type="float" office:value="3083779157" calcext:value-type="float">
            <text:p>3.08E+09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2288.49" calcext:value-type="float">
            <text:p>2288.49</text:p>
          </table:table-cell>
          <table:table-cell office:value-type="float" office:value="2277.759" calcext:value-type="float">
            <text:p>2277.759</text:p>
          </table:table-cell>
          <table:table-cell office:value-type="float" office:value="2266.553" calcext:value-type="float">
            <text:p>2266.553</text:p>
          </table:table-cell>
          <table:table-cell office:value-type="float" office:value="2272.922" calcext:value-type="float">
            <text:p>2272.922</text:p>
          </table:table-cell>
          <table:table-cell office:value-type="float" office:value="2270.32" calcext:value-type="float">
            <text:p>2270.32</text:p>
          </table:table-cell>
          <table:table-cell table:formula="of:=MEDIAN([.D4:.H4])" office:value-type="float" office:value="2272.922" calcext:value-type="float">
            <text:p>2272.922</text:p>
          </table:table-cell>
          <table:table-cell table:formula="of:=ROUND([.I4];2)" office:value-type="float" office:value="2272.92" calcext:value-type="float">
            <text:p>2272.92</text:p>
          </table:table-cell>
          <table:table-cell table:formula="of:=[.J4]/60" office:value-type="float" office:value="37.882" calcext:value-type="float">
            <text:p>37.882</text:p>
          </table:table-cell>
          <table:table-cell table:formula="of:=[.J4] - [.J3]" office:value-type="float" office:value="753.59" calcext:value-type="float">
            <text:p>753.59</text:p>
          </table:table-cell>
          <table:table-cell table:formula="of:=[.J4]/[.J3]" office:value-type="float" office:value="1.49600152698887" calcext:value-type="float">
            <text:p>1.49600152698887</text:p>
          </table:table-cell>
          <table:table-cell table:formula="of:=STDEV([.D4:.H4])" office:value-type="float" office:value="8.4697474401542" calcext:value-type="float">
            <text:p>8.4697474401542</text:p>
          </table:table-cell>
          <table:table-cell table:formula="of:=VAR([.D4:.H4])" office:value-type="float" office:value="71.7366216999987" calcext:value-type="float">
            <text:p>71.73662169999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- 10/02/18 </text:p>
          </table:table-cell>
          <table:table-cell table:style-name="ce5" office:value-type="float" office:value="4113776434" calcext:value-type="float">
            <text:p>4.11E+09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56.695" calcext:value-type="float">
            <text:p>3056.695</text:p>
          </table:table-cell>
          <table:table-cell office:value-type="float" office:value="3075.971" calcext:value-type="float">
            <text:p>3075.971</text:p>
          </table:table-cell>
          <table:table-cell office:value-type="float" office:value="3127.809" calcext:value-type="float">
            <text:p>3127.809</text:p>
          </table:table-cell>
          <table:table-cell office:value-type="float" office:value="3046.188" calcext:value-type="float">
            <text:p>3046.188</text:p>
          </table:table-cell>
          <table:table-cell office:value-type="float" office:value="3059.59" calcext:value-type="float">
            <text:p>3059.59</text:p>
          </table:table-cell>
          <table:table-cell table:formula="of:=MEDIAN([.D5:.H5])" office:value-type="float" office:value="3059.59" calcext:value-type="float">
            <text:p>3059.59</text:p>
          </table:table-cell>
          <table:table-cell table:formula="of:=ROUND([.I5];2)" office:value-type="float" office:value="3059.59" calcext:value-type="float">
            <text:p>3059.59</text:p>
          </table:table-cell>
          <table:table-cell table:formula="of:=[.J5]/60" office:value-type="float" office:value="50.9931666666667" calcext:value-type="float">
            <text:p>50.9931666666667</text:p>
          </table:table-cell>
          <table:table-cell table:formula="of:=[.J5] - [.J4]" office:value-type="float" office:value="786.67" calcext:value-type="float">
            <text:p>786.67</text:p>
          </table:table-cell>
          <table:table-cell table:formula="of:=[.J5]/[.J4]" office:value-type="float" office:value="1.34610545025782" calcext:value-type="float">
            <text:p>1.34610545025782</text:p>
          </table:table-cell>
          <table:table-cell table:formula="of:=STDEV([.D5:.H5])" office:value-type="float" office:value="32.3152587379399" calcext:value-type="float">
            <text:p>32.3152587379399</text:p>
          </table:table-cell>
          <table:table-cell table:formula="of:=VAR([.D5:.H5])" office:value-type="float" office:value="1044.2759473" calcext:value-type="float">
            <text:p>1044.27594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1/02/18 </text:p>
          </table:table-cell>
          <table:table-cell table:style-name="ce5" office:value-type="float" office:value="5143831662" calcext:value-type="float">
            <text:p>5.14E+09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831.58" calcext:value-type="float">
            <text:p>3831.58</text:p>
          </table:table-cell>
          <table:table-cell table:number-columns-repeated="4"/>
          <table:table-cell table:formula="of:=MEDIAN([.D6:.H6])" office:value-type="float" office:value="3831.58" calcext:value-type="float">
            <text:p>3831.58</text:p>
          </table:table-cell>
          <table:table-cell table:formula="of:=ROUND([.I6];2)" office:value-type="float" office:value="3831.58" calcext:value-type="float">
            <text:p>3831.58</text:p>
          </table:table-cell>
          <table:table-cell table:formula="of:=[.J6]/60" office:value-type="float" office:value="63.8596666666667" calcext:value-type="float">
            <text:p>63.8596666666667</text:p>
          </table:table-cell>
          <table:table-cell table:formula="of:=[.J6] - [.J5]" office:value-type="float" office:value="771.99" calcext:value-type="float">
            <text:p>771.99</text:p>
          </table:table-cell>
          <table:table-cell table:formula="of:=[.J6]/[.J5]" office:value-type="float" office:value="1.25231812105544" calcext:value-type="float">
            <text:p>1.25231812105544</text:p>
          </table:table-cell>
          <table:table-cell table:formula="of:=STDEV([.D6:.H6])" office:value-type="string" office:string-value="" calcext:value-type="error">
            <text:p>#DIV/0!</text:p>
          </table:table-cell>
          <table:table-cell table:formula="of:=VAR([.D6:.H6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2/02/18 </text:p>
          </table:table-cell>
          <table:table-cell table:style-name="ce5" office:value-type="float" office:value="6176159820" calcext:value-type="float">
            <text:p>6.18E+09</text:p>
          </table:table-cell>
          <table:table-cell office:value-type="float" office:value="6176159820" calcext:value-type="float">
            <text:p>6176159820</text:p>
          </table:table-cell>
          <table:table-cell office:value-type="float" office:value="4696.274" calcext:value-type="float">
            <text:p>4696.274</text:p>
          </table:table-cell>
          <table:table-cell office:value-type="float" office:value="4684.976" calcext:value-type="float">
            <text:p>4684.976</text:p>
          </table:table-cell>
          <table:table-cell table:number-columns-repeated="2" office:value-type="float" office:value="4709.838" calcext:value-type="float">
            <text:p>4709.838</text:p>
          </table:table-cell>
          <table:table-cell office:value-type="float" office:value="4686.397" calcext:value-type="float">
            <text:p>4686.397</text:p>
          </table:table-cell>
          <table:table-cell table:formula="of:=MEDIAN([.D7:.H7])" office:value-type="float" office:value="4696.274" calcext:value-type="float">
            <text:p>4696.274</text:p>
          </table:table-cell>
          <table:table-cell table:formula="of:=ROUND([.I7];2)" office:value-type="float" office:value="4696.27" calcext:value-type="float">
            <text:p>4696.27</text:p>
          </table:table-cell>
          <table:table-cell table:formula="of:=[.J7]/60" office:value-type="float" office:value="78.2711666666667" calcext:value-type="float">
            <text:p>78.2711666666667</text:p>
          </table:table-cell>
          <table:table-cell table:formula="of:=[.J7] - [.J6]" office:value-type="float" office:value="864.690000000001" calcext:value-type="float">
            <text:p>864.690000000001</text:p>
          </table:table-cell>
          <table:table-cell table:formula="of:=[.J7]/[.J6]" office:value-type="float" office:value="1.22567452591359" calcext:value-type="float">
            <text:p>1.22567452591359</text:p>
          </table:table-cell>
          <table:table-cell table:formula="of:=STDEV([.D7:.H7])" office:value-type="float" office:value="12.1045082841063" calcext:value-type="float">
            <text:p>12.1045082841063</text:p>
          </table:table-cell>
          <table:table-cell table:formula="of:=VAR([.D7:.H7])" office:value-type="float" office:value="146.519120799999" calcext:value-type="float">
            <text:p>146.519120799999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formula="of:=STDEV([.L3:.L7])" office:value-type="float" office:value="43.3763170405236" calcext:value-type="float">
            <text:p>43.376317040523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2"/>
          <table:table-cell table:style-name="ce6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mongo" table:style-name="ta1">
        <table:table-column table:style-name="co1" table:default-cell-style-name="Default"/>
        <table:table-row table:style-name="ro1">
          <table:table-cell/>
        </table:table-row>
      </table:table>
      <table:table table:name="aws-athena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/>
            <text:p>Essai</text:p>
          </table:table-cell>
          <table:table-cell office:value-type="string" calcext:value-type="string">
            <text:p>tai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date" office:date-value="2018-02-07" calcext:value-type="date">
            <text:p>07/02/18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8.31" calcext:value-type="float">
            <text:p>1898.31</text:p>
          </table:table-cell>
          <table:table-cell office:value-type="float" office:value="1766.13126302" calcext:value-type="float">
            <text:p>1766.13126302</text:p>
          </table:table-cell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" calcext:value-type="float">
            <text:p>2</text:p>
          </table:table-cell>
          <table:table-cell office:value-type="float" office:value="3533.6562171" calcext:value-type="float">
            <text:p>3533.6562171</text:p>
          </table:table-cell>
          <table:table-cell office:value-type="float" office:value="3622.10352111" calcext:value-type="float">
            <text:p>3622.10352111</text:p>
          </table:table-cell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" calcext:value-type="float">
            <text:p>3</text:p>
          </table:table-cell>
          <table:table-cell office:value-type="float" office:value="5284.91494989" calcext:value-type="float">
            <text:p>5284.91494989</text:p>
          </table:table-cell>
          <table:table-cell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" calcext:value-type="float">
            <text:p>4</text:p>
          </table:table-cell>
          <table:table-cell office:value-type="float" office:value="7228.88" calcext:value-type="float">
            <text:p>7228.88</text:p>
          </table:table-cell>
          <table:table-cell/>
        </table:table-row>
        <table:table-row table:style-name="ro1">
          <table:table-cell office:value-type="string" calcext:value-type="string">
            <text:p>07/02/2018 – 11/02/2018</text:p>
          </table:table-cell>
          <table:table-cell office:value-type="float" office:value="5" calcext:value-type="float">
            <text:p>5</text:p>
          </table:table-cell>
          <table:table-cell office:value-type="float" office:value="8984.873281" calcext:value-type="float">
            <text:p>8984.873281</text:p>
          </table:table-cell>
          <table:table-cell office:value-type="float" office:value="9245.555" calcext:value-type="float">
            <text:p>9245.555</text:p>
          </table:table-cell>
        </table:table-row>
        <table:table-row table:style-name="ro1">
          <table:table-cell office:value-type="string" calcext:value-type="string">
            <text:p>07/02/2018 – 12/02/20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/02/2018 – 13/02/2018 (3460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8 – 14/02/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8 – 15/02/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8 – 16/02/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8 – 17/02/2018</text:p>
          </table:table-cell>
          <table:table-cell table:number-columns-repeated="3"/>
        </table:table-row>
      </table:table>
      <table:table table:name="saprk-on-emr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e 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</table:table-row>
      </table:table>
      <table:table table:name="Sheet8" table:style-name="ta1">
        <table:shapes>
          <draw:frame draw:z-index="0" draw:style-name="gr1" draw:text-style-name="P1" svg:width="159.82mm" svg:height="90mm" svg:x="176.06mm" svg:y="404.3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64mm" svg:height="93.72mm" svg:x="187.4mm" svg:y="52.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column table:style-name="co1" table:default-cell-style-name="Default"/>
        <table:table-column table:style-name="co18" table:default-cell-style-name="ce18"/>
        <table:table-column table:style-name="co19" table:default-cell-style-name="ce18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07/02/18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94158" calcext:value-type="float">
            <text:p>494158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1137" calcext:value-type="float">
            <text:p>113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formula="of:=MIN([.E2:.N2])" office:value-type="float" office:value="421" calcext:value-type="float">
            <text:p>421</text:p>
          </table:table-cell>
          <table:table-cell table:style-name="ce9" table:formula="of:=MAX([.E2:.N2])" office:value-type="float" office:value="1137" calcext:value-type="float">
            <text:p>1137</text:p>
          </table:table-cell>
          <table:table-cell table:style-name="ce9" table:formula="of:=AVERAGE([.E2:.N2])" office:value-type="float" office:value="686.1" calcext:value-type="float">
            <text:p>686.1</text:p>
          </table:table-cell>
          <table:table-cell table:style-name="ce9" table:formula="of:=MEDIAN([.E2:.N2])" office:value-type="float" office:value="631.5" calcext:value-type="float">
            <text:p>631.5</text:p>
          </table:table-cell>
          <table:table-cell table:style-name="ce9" table:formula="of:=QUARTILE([.E2:.N2];1)" office:value-type="float" office:value="444.5" calcext:value-type="float">
            <text:p>444.5</text:p>
          </table:table-cell>
          <table:table-cell table:style-name="ce9" table:formula="of:=QUARTILE([.E2:.N2];3)" office:value-type="float" office:value="888.25" calcext:value-type="float">
            <text:p>888.25</text:p>
          </table:table-cell>
          <table:table-cell table:style-name="ce10" table:formula="of:=[.Q2]/60" office:value-type="float" office:value="11.435" calcext:value-type="float">
            <text:p>11.435</text:p>
          </table:table-cell>
          <table:table-cell table:style-name="ce9" office:value-type="float" office:value="686.1" calcext:value-type="float">
            <text:p>686.1</text:p>
          </table:table-cell>
          <table:table-cell table:style-name="ce9" office:value-type="float" office:value="11.435" calcext:value-type="float">
            <text:p>11.435</text:p>
          </table:table-cell>
          <table:table-cell table:style-name="ce9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9" table:number-columns-repeated="1000"/>
        </table:table-row>
        <table:table-row table:style-name="ro2">
          <table:table-cell table:style-name="ce9" office:value-type="string" calcext:value-type="string">
            <text:p>07/02/2018 – 08/02/201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987995" calcext:value-type="float">
            <text:p>987995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64" calcext:value-type="float">
            <text:p>864</text:p>
          </table:table-cell>
          <table:table-cell table:style-name="ce9" table:formula="of:=MIN([.E3:.N3])" office:value-type="float" office:value="852" calcext:value-type="float">
            <text:p>852</text:p>
          </table:table-cell>
          <table:table-cell table:style-name="ce9" table:formula="of:=MAX([.E3:.N3])" office:value-type="float" office:value="1034" calcext:value-type="float">
            <text:p>1034</text:p>
          </table:table-cell>
          <table:table-cell table:style-name="ce9" table:formula="of:=AVERAGE([.E3:.N3])" office:value-type="float" office:value="924.9" calcext:value-type="float">
            <text:p>924.9</text:p>
          </table:table-cell>
          <table:table-cell table:style-name="ce9" table:formula="of:=MEDIAN([.E3:.N3])" office:value-type="float" office:value="930" calcext:value-type="float">
            <text:p>930</text:p>
          </table:table-cell>
          <table:table-cell table:style-name="ce9" table:formula="of:=QUARTILE([.E3:.N3];1)" office:value-type="float" office:value="866.5" calcext:value-type="float">
            <text:p>866.5</text:p>
          </table:table-cell>
          <table:table-cell table:style-name="ce9" table:formula="of:=QUARTILE([.E3:.N3];3)" office:value-type="float" office:value="953.25" calcext:value-type="float">
            <text:p>953.25</text:p>
          </table:table-cell>
          <table:table-cell table:style-name="ce10" table:formula="of:=[.Q3]/60" office:value-type="float" office:value="15.415" calcext:value-type="float">
            <text:p>15.415</text:p>
          </table:table-cell>
          <table:table-cell table:style-name="ce9" office:value-type="float" office:value="924.9" calcext:value-type="float">
            <text:p>924.9</text:p>
          </table:table-cell>
          <table:table-cell table:style-name="ce9" office:value-type="float" office:value="15.415" calcext:value-type="float">
            <text:p>15.415</text:p>
          </table:table-cell>
          <table:table-cell table:style-name="ce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9" table:number-columns-repeated="1000"/>
        </table:table-row>
        <table:table-row table:style-name="ro3">
          <table:table-cell table:style-name="ce9" office:value-type="string" calcext:value-type="string">
            <text:p>07/02/2018 à 09/02/201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1481942" calcext:value-type="float">
            <text:p>1481942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table:number-columns-repeated="7"/>
          <table:table-cell table:style-name="ce9" table:formula="of:=MIN([.E4:.N4])" office:value-type="float" office:value="1449" calcext:value-type="float">
            <text:p>1449</text:p>
          </table:table-cell>
          <table:table-cell table:style-name="ce9" table:formula="of:=MAX([.E4:.N4])" office:value-type="float" office:value="1930" calcext:value-type="float">
            <text:p>1930</text:p>
          </table:table-cell>
          <table:table-cell table:style-name="ce9" table:formula="of:=AVERAGE([.E4:.N4])" office:value-type="float" office:value="1694.33333333333" calcext:value-type="float">
            <text:p>1694.33333333333</text:p>
          </table:table-cell>
          <table:table-cell table:style-name="ce9" table:formula="of:=MEDIAN([.E4:.N4])" office:value-type="float" office:value="1704" calcext:value-type="float">
            <text:p>1704</text:p>
          </table:table-cell>
          <table:table-cell table:style-name="ce9" table:formula="of:=QUARTILE([.E4:.N4];1)" office:value-type="float" office:value="1576.5" calcext:value-type="float">
            <text:p>1576.5</text:p>
          </table:table-cell>
          <table:table-cell table:style-name="ce9" table:formula="of:=QUARTILE([.E4:.N4];3)" office:value-type="float" office:value="1817" calcext:value-type="float">
            <text:p>1817</text:p>
          </table:table-cell>
          <table:table-cell table:style-name="ce10" table:formula="of:=[.Q4]/60" office:value-type="float" office:value="28.2388888888889" calcext:value-type="float">
            <text:p>28.2388888888889</text:p>
          </table:table-cell>
          <table:table-cell table:style-name="ce9" office:value-type="float" office:value="1694.33333333333" calcext:value-type="float">
            <text:p>1694.33333333333</text:p>
          </table:table-cell>
          <table:table-cell table:style-name="ce9" office:value-type="float" office:value="28.2388888888889" calcext:value-type="float">
            <text:p>28.2388888888889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0/02/201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976010" calcext:value-type="float">
            <text:p>1976010</text:p>
          </table:table-cell>
          <table:table-cell table:style-name="ce9" office:value-type="float" office:value="2139" calcext:value-type="float">
            <text:p>2139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881" calcext:value-type="float">
            <text:p>1881</text:p>
          </table:table-cell>
          <table:table-cell table:style-name="ce9" office:value-type="float" office:value="1868" calcext:value-type="float">
            <text:p>1868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2102" calcext:value-type="float">
            <text:p>2102</text:p>
          </table:table-cell>
          <table:table-cell table:style-name="ce9" office:value-type="float" office:value="1761" calcext:value-type="float">
            <text:p>1761</text:p>
          </table:table-cell>
          <table:table-cell table:style-name="ce9" office:value-type="float" office:value="2142" calcext:value-type="float">
            <text:p>2142</text:p>
          </table:table-cell>
          <table:table-cell table:style-name="ce9" office:value-type="float" office:value="2038" calcext:value-type="float">
            <text:p>2038</text:p>
          </table:table-cell>
          <table:table-cell table:style-name="ce9" table:formula="of:=MIN([.E5:.N5])" office:value-type="float" office:value="1714" calcext:value-type="float">
            <text:p>1714</text:p>
          </table:table-cell>
          <table:table-cell table:style-name="ce9" table:formula="of:=MAX([.E5:.N5])" office:value-type="float" office:value="2142" calcext:value-type="float">
            <text:p>2142</text:p>
          </table:table-cell>
          <table:table-cell table:style-name="ce9" table:formula="of:=AVERAGE([.E5:.N5])" office:value-type="float" office:value="1968.5" calcext:value-type="float">
            <text:p>1968.5</text:p>
          </table:table-cell>
          <table:table-cell table:style-name="ce9" table:formula="of:=MEDIAN([.E5:.N5])" office:value-type="float" office:value="2015" calcext:value-type="float">
            <text:p>2015</text:p>
          </table:table-cell>
          <table:table-cell table:style-name="ce9" table:formula="of:=QUARTILE([.E5:.N5];1)" office:value-type="float" office:value="1871.25" calcext:value-type="float">
            <text:p>1871.25</text:p>
          </table:table-cell>
          <table:table-cell table:style-name="ce9" table:formula="of:=QUARTILE([.E5:.N5];3)" office:value-type="float" office:value="2088.5" calcext:value-type="float">
            <text:p>2088.5</text:p>
          </table:table-cell>
          <table:table-cell table:style-name="ce10" table:formula="of:=[.T5]/60" office:value-type="float" office:value="34.8083333333333" calcext:value-type="float">
            <text:p>34.8083333333333</text:p>
          </table:table-cell>
          <table:table-cell table:style-name="ce9" office:value-type="float" office:value="1926.5" calcext:value-type="float">
            <text:p>1926.5</text:p>
          </table:table-cell>
          <table:table-cell table:style-name="ce9" office:value-type="float" office:value="32.1083333333333" calcext:value-type="float">
            <text:p>32.1083333333333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1/02/201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470027" calcext:value-type="float">
            <text:p>2470027</text:p>
          </table:table-cell>
          <table:table-cell table:style-name="ce9" office:value-type="float" office:value="3116" calcext:value-type="float">
            <text:p>3116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3161" calcext:value-type="float">
            <text:p>3161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69" calcext:value-type="float">
            <text:p>3169</text:p>
          </table:table-cell>
          <table:table-cell table:style-name="ce9" office:value-type="float" office:value="3001" calcext:value-type="float">
            <text:p>3001</text:p>
          </table:table-cell>
          <table:table-cell table:style-name="ce9" office:value-type="float" office:value="2773" calcext:value-type="float">
            <text:p>2773</text:p>
          </table:table-cell>
          <table:table-cell table:style-name="ce9" office:value-type="float" office:value="2937" calcext:value-type="float">
            <text:p>2937</text:p>
          </table:table-cell>
          <table:table-cell table:style-name="ce9" office:value-type="float" office:value="3319" calcext:value-type="float">
            <text:p>3319</text:p>
          </table:table-cell>
          <table:table-cell table:style-name="ce9" office:value-type="float" office:value="3122" calcext:value-type="float">
            <text:p>3122</text:p>
          </table:table-cell>
          <table:table-cell table:style-name="ce9" table:formula="of:=MIN([.E6:.N6])" office:value-type="float" office:value="2773" calcext:value-type="float">
            <text:p>2773</text:p>
          </table:table-cell>
          <table:table-cell table:style-name="ce9" table:formula="of:=MAX([.E6:.N6])" office:value-type="float" office:value="3319" calcext:value-type="float">
            <text:p>3319</text:p>
          </table:table-cell>
          <table:table-cell table:style-name="ce9" table:formula="of:=AVERAGE([.E6:.N6])" office:value-type="float" office:value="3066.1" calcext:value-type="float">
            <text:p>3066.1</text:p>
          </table:table-cell>
          <table:table-cell table:style-name="ce9" table:formula="of:=MEDIAN([.E6:.N6])" office:value-type="float" office:value="3074.5" calcext:value-type="float">
            <text:p>3074.5</text:p>
          </table:table-cell>
          <table:table-cell table:style-name="ce9" table:formula="of:=QUARTILE([.E6:.N6];1)" office:value-type="float" office:value="3008.25" calcext:value-type="float">
            <text:p>3008.25</text:p>
          </table:table-cell>
          <table:table-cell table:style-name="ce9" table:formula="of:=QUARTILE([.E6:.N6];3)" office:value-type="float" office:value="3151.25" calcext:value-type="float">
            <text:p>3151.25</text:p>
          </table:table-cell>
          <table:table-cell table:style-name="ce10" table:formula="of:=[.Q6]/60" office:value-type="float" office:value="51.1016666666667" calcext:value-type="float">
            <text:p>51.1016666666667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51.2166666666667" calcext:value-type="float">
            <text:p>51.2166666666667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9" table:number-columns-repeated="1000"/>
        </table:table-row>
        <table:table-row table:style-name="ro1">
          <table:table-cell table:style-name="ce10" office:value-type="string" calcext:value-type="string">
            <text:p>07/02/2018 – 12/02/2018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2965041" calcext:value-type="float">
            <text:p>2965041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5627" calcext:value-type="float">
            <text:p>5627</text:p>
          </table:table-cell>
          <table:table-cell table:style-name="ce10" office:value-type="float" office:value="4087" calcext:value-type="float">
            <text:p>4087</text:p>
          </table:table-cell>
          <table:table-cell table:style-name="ce10" office:value-type="float" office:value="4108" calcext:value-type="float">
            <text:p>4108</text:p>
          </table:table-cell>
          <table:table-cell table:style-name="ce10" office:value-type="float" office:value="4024" calcext:value-type="float">
            <text:p>4024</text:p>
          </table:table-cell>
          <table:table-cell table:style-name="ce10" table:number-columns-repeated="4"/>
          <table:table-cell table:style-name="ce10" table:formula="of:=MIN([.E7:.N7])" office:value-type="float" office:value="4024" calcext:value-type="float">
            <text:p>4024</text:p>
          </table:table-cell>
          <table:table-cell table:style-name="ce10" table:formula="of:=MAX([.E7:.N7])" office:value-type="float" office:value="5627" calcext:value-type="float">
            <text:p>5627</text:p>
          </table:table-cell>
          <table:table-cell table:style-name="ce10" table:formula="of:=AVERAGE([.E7:.N7])" office:value-type="float" office:value="4436" calcext:value-type="float">
            <text:p>4436</text:p>
          </table:table-cell>
          <table:table-cell table:style-name="ce10" table:formula="of:=MEDIAN([.E7:.N7])" office:value-type="float" office:value="4134.5" calcext:value-type="float">
            <text:p>4134.5</text:p>
          </table:table-cell>
          <table:table-cell table:style-name="ce10" table:formula="of:=QUARTILE([.E7:.N7];1)" office:value-type="float" office:value="4092.25" calcext:value-type="float">
            <text:p>4092.25</text:p>
          </table:table-cell>
          <table:table-cell table:style-name="ce10" table:formula="of:=QUARTILE([.E7:.N7];3)" office:value-type="float" office:value="4497" calcext:value-type="float">
            <text:p>4497</text:p>
          </table:table-cell>
          <table:table-cell table:style-name="ce10" table:formula="of:=[.Q7]/60" office:value-type="float" office:value="73.9333333333333" calcext:value-type="float">
            <text:p>73.9333333333333</text:p>
          </table:table-cell>
          <table:table-cell table:style-name="ce10" table:number-columns-repeated="2"/>
          <table:table-cell table:style-name="ce10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07/02/2018 – 13/02/2018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3460005" calcext:value-type="float">
            <text:p>3460005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5268" calcext:value-type="float">
            <text:p>5268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table:number-columns-repeated="7"/>
          <table:table-cell table:style-name="ce10" table:formula="of:=MIN([.E8:.N8])" office:value-type="float" office:value="4307" calcext:value-type="float">
            <text:p>4307</text:p>
          </table:table-cell>
          <table:table-cell table:style-name="ce10" table:formula="of:=MAX([.E8:.N8])" office:value-type="float" office:value="5400" calcext:value-type="float">
            <text:p>5400</text:p>
          </table:table-cell>
          <table:table-cell table:style-name="ce10" table:formula="of:=AVERAGE([.E8:.N8])" office:value-type="float" office:value="4991.66666666667" calcext:value-type="float">
            <text:p>4991.66666666667</text:p>
          </table:table-cell>
          <table:table-cell table:style-name="ce10" table:formula="of:=MEDIAN([.E8:.N8])" office:value-type="float" office:value="5268" calcext:value-type="float">
            <text:p>5268</text:p>
          </table:table-cell>
          <table:table-cell table:style-name="ce10" table:formula="of:=QUARTILE([.E8:.N8];1)" office:value-type="float" office:value="4787.5" calcext:value-type="float">
            <text:p>4787.5</text:p>
          </table:table-cell>
          <table:table-cell table:style-name="ce10" table:formula="of:=QUARTILE([.E8:.N8];3)" office:value-type="float" office:value="5334" calcext:value-type="float">
            <text:p>5334</text:p>
          </table:table-cell>
          <table:table-cell table:style-name="ce10" table:formula="of:=[.Q8]/60" office:value-type="float" office:value="83.1944444444444" calcext:value-type="float">
            <text:p>83.1944444444444</text:p>
          </table:table-cell>
          <table:table-cell table:style-name="ce12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rdd-vs-datas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7:34:48.919151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9:31.250241590</meta:creation-date>
    <meta:generator>LibreOffice/6.0.7.3$Linux_X86_64 LibreOffice_project/00m0$Build-3</meta:generator>
    <dc:date>2019-05-29T22:53:09.414394286</dc:date>
    <meta:editing-duration>P2DT13H24M25S</meta:editing-duration>
    <meta:editing-cycles>37</meta:editing-cycles>
    <meta:document-statistic meta:table-count="10" meta:cell-count="5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Temps d'exécution suivant la mémoire allouée au driver</text:p>
        </chart:title>
        <chart:legend chart:legend-position="end" svg:x="13.843cm" svg:y="3.952cm" style:legend-expansion="high" chart:style-name="ch3"/>
        <chart:plot-area chart:style-name="ch4" table:cell-range-address="'Spark-check-driver-memory'.C2:'Spark-check-driver-memory'.C22 'Spark-check-driver-memory'.G2:'Spark-check-driver-memory'.G22" chart:data-source-has-labels="row" svg:x="1.331cm" svg:y="1.275cm" svg:width="12.192cm" svg:height="6.564cm">
          <chartooo:coordinate-region svg:x="2.323cm" svg:y="1.474cm" svg:width="11.013cm" svg:height="5.718cm"/>
          <chart:axis chart:dimension="x" chart:name="primary-x" chart:style-name="ch5">
            <chart:title svg:x="5.121cm" svg:y="8.019cm" chart:style-name="ch6">
              <text:p>Mémoire allouée au driver (Go)</text:p>
            </chart:title>
          </chart:axis>
          <chart:axis chart:dimension="y" chart:name="primary-y" chart:style-name="ch5">
            <chart:title svg:x="0.451cm" svg:y="6.81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'Spark-check-driver-memory'.C2:'Spark-check-driver-memory'.C22" loext:label-string="data_1go" chart:class="chart:line">
            <chart:data-point chart:repeated="21"/>
          </chart:series>
          <chart:series chart:style-name="ch10" chart:values-cell-range-address="'Spark-check-driver-memory'.G2:'Spark-check-driver-memory'.G22" loext:label-string="data_2go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_1go</text:p>
              </table:table-cell>
              <table:table-cell office:value-type="string">
                <text:p>data_2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ark-check-driver-memory'.C2:'Spark-check-driver-memory'.C22</svg:desc>
                </draw:g>
              </table:table-cell>
              <table:table-cell office:value-type="float" office:value="0">
                <text:p>0</text:p>
                <draw:g>
                  <svg:desc>'Spark-check-driver-memory'.G2:'Spark-check-driver-memory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1cm" xlink:href="." xlink:type="simple" chart:class="chart:stock" chart:style-name="ch1">
        <chart:legend chart:legend-position="end" svg:x="14.533cm" svg:y="4.201cm" style:legend-expansion="high" chart:style-name="ch2"/>
        <chart:plot-area chart:style-name="ch3" chart:data-source-has-labels="both" svg:x="0.319cm" svg:y="0.18cm" svg:width="13.895cm" svg:height="8.641cm">
          <chartooo:coordinate-region svg:x="1.311cm" svg:y="0.379cm" svg:width="12.903cm" svg:height="8.2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local-table.$B$2:.$B$6" chart:label-cell-address="local-table.$B$1" chart:attached-axis="primary-y">
            <chart:data-point/>
          </chart:series>
          <chart:series chart:values-cell-range-address="local-table.$C$2:.$C$6" chart:label-cell-address="local-table.$C$1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5cm" svg:height="9.373cm" xlink:href="." xlink:type="simple" chart:class="chart:stock" chart:style-name="ch1">
        <chart:title svg:x="0.848cm" svg:y="0.323cm" chart:style-name="ch2">
          <text:p>Les temps d'exécution en fonction de la taille de l'ensemble de données</text:p>
        </chart:title>
        <chart:plot-area chart:style-name="ch3" chart:data-source-has-labels="both" svg:x="1.33cm" svg:y="1.289cm" svg:width="14.316cm" svg:height="6.916cm">
          <chartooo:coordinate-region svg:x="2.322cm" svg:y="1.488cm" svg:width="13.324cm" svg:height="6.07cm"/>
          <chart:axis chart:dimension="x" chart:name="primary-x" chart:style-name="ch4" chartooo:axis-type="text">
            <chart:title svg:x="6.764cm" svg:y="8.392cm" chart:style-name="ch5">
              <text:p>Taille de données (GB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cm" chart:style-name="ch7">
              <text:p>Temps d'exécution (secondes)</text:p>
            </chart:title>
            <chart:grid chart:style-name="ch8" chart:class="major"/>
          </chart:axis>
          <chart:series chart:values-cell-range-address="local-table.$B$2:.$B$7" chart:label-cell-address="local-table.$B$1" chart:attached-axis="primary-y">
            <chart:data-point chart:repeated="6"/>
          </chart:series>
          <chart:series chart:values-cell-range-address="local-table.$C$2:.$C$7" chart:label-cell-address="local-table.$C$1" chart:attached-axis="primary-y">
            <chart:data-point chart:repeated="6"/>
          </chart:series>
          <chart:series chart:values-cell-range-address="local-table.$D$2:.$D$7" chart:label-cell-address="local-table.$D$1" chart:attached-axis="primary-y">
            <chart:data-point chart:repeated="6"/>
          </chart:series>
          <chart:series chart:values-cell-range-address="local-table.$E$2:.$E$7" chart:label-cell-address="local-table.$E$1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  <table:table-cell office:value-type="float" office:value="888.25">
                <text:p>888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table:cell-range-address="mongodb.B2:mongodb.B7 mongodb.J2:mongodb.J7" chart:data-source-has-labels="row" svg:x="1.331cm" svg:y="1.275cm" svg:width="11.345cm" svg:height="6.564cm">
          <chartooo:coordinate-region svg:x="2.323cm" svg:y="1.474cm" svg:width="9.61cm" svg:height="5.718cm"/>
          <chart:axis chart:dimension="x" chart:name="primary-x" chart:style-name="ch5">
            <chart:title svg:x="5.08cm" svg:y="8.019cm" chart:style-name="ch6">
              <text:p>Taille de données (octets)</text:p>
            </chart:title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mongodb.J2:mongodb.J7" loext:label-string="temps_median" chart:class="chart:scatter">
            <chart:domain table:cell-range-address="mongodb.B2:mongodb.B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  <draw:g>
                  <svg:desc>mongodb.B2:mongodb.B7</svg:desc>
                </draw:g>
              </table:table-cell>
              <table:table-cell office:value-type="float" office:value="746.25">
                <text:p>746.25</text:p>
                <draw:g>
                  <svg:desc>mongodb.J2:mongodb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831.58">
                <text:p>3831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